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ja" style:country-asian="JP"/>
    </style:style>
    <style:style style:name="P2" style:family="paragraph" style:parent-style-name="Heading_20_2">
      <style:text-properties style:language-asian="ja" style:country-asian="JP"/>
    </style:style>
    <style:style style:name="P3" style:family="paragraph" style:parent-style-name="Heading_20_3">
      <style:text-properties style:language-asian="ja" style:country-asian="JP"/>
    </style:style>
    <style:style style:name="P4" style:family="paragraph" style:parent-style-name="Heading_20_3">
      <style:text-properties fo:font-weight="normal" style:language-asian="ja" style:country-asian="JP" style:font-weight-asian="normal" style:font-weight-complex="normal"/>
    </style:style>
    <style:style style:name="P5" style:family="paragraph" style:parent-style-name="Heading_20_1">
      <style:paragraph-properties fo:break-before="page"/>
    </style:style>
    <style:style style:name="P6" style:family="paragraph" style:parent-style-name="Text_20_body">
      <style:text-properties style:language-asian="ja" style:country-asian="JP"/>
    </style:style>
    <style:style style:name="T1"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設問ア</text:h>
      <text:h text:style-name="P2" text:outline-level="2">ITサービスの概要と運用チームの構成</text:h>
      <text:h text:style-name="Heading_20_3" text:outline-level="3"><text:span text:style-name="T1">S社は中堅保険会社、S社社員および代理店が使用する保険契約システムを使用している。IT子会社のR社がITサービスとして提供している。</text:span></text:h>
      <text:h text:style-name="P3" text:outline-level="3">S社の顧客満足度を高めるためにサービスデスクのITサービスの品質が重要</text:h>
      <text:h text:style-name="P3" text:outline-level="3">４人のチームを２チームで、交代制で運営している。</text:h>
      <text:h text:style-name="Heading_20_2" text:outline-level="2"/>
      <text:h text:style-name="P2" text:outline-level="2">１．２．運用チームの課題とその根拠</text:h>
      <text:h text:style-name="P3" text:outline-level="3">運用チームの課題は技術部門の２次解答に時間がかかっている点</text:h>
      <text:p text:style-name="P1">１次解答率を向上させることで技術課に余裕ができ、２次解答の時間を削減できる</text:p>
      <text:p text:style-name="Text_20_body"><text:span text:style-name="T1"/></text:p>
      <text:h text:style-name="Heading_20_3" text:outline-level="3"/>
      <text:h text:style-name="Heading_20_1" text:outline-level="1"/>
      <text:h text:style-name="P5" text:outline-level="1">設問イ</text:h>
      <text:h text:style-name="P2" text:outline-level="2">２．１．改善の取り組み</text:h>
      <text:h text:style-name="P3" text:outline-level="3">設定した目標</text:h>
      <text:p text:style-name="Text_20_body"><text:span text:style-name="T1"/></text:p>
      <text:p text:style-name="Text_20_body"><text:span text:style-name="T1"/></text:p>
      <text:h text:style-name="P3" text:outline-level="3">工夫した点</text:h>
      <text:p text:style-name="P1">目指す姿と現状のギャップである問題とそれを取り除くことでギャップを解消できる課題をそれぞれ明示した。</text:p>
      <text:p text:style-name="P1">サービスデスクチーム、技術チームからそれぞれ若手を中心に課題解決のためのブレーンストーミングセッションを実施した。</text:p>
      <text:p text:style-name="P1">メンバー全員がアイデアを出し合う過程で、課題解決への関与と責任感を促し、チームとしての一体感を醸造する。</text:p>
      <text:p text:style-name="P1">「サービスデスクの技術レベル向上」「AIチャットボットの導入」「」</text:p>
      <text:p text:style-name="P1"><text:span text:style-name="T1"/></text:p>
      <text:h text:style-name="P3" text:outline-level="3">改善の取り組み</text:h>
      <text:p text:style-name="P1">FAQの充実</text:p>
      <text:p text:style-name="P1"/>
      <text:h text:style-name="P3" text:outline-level="3"/>
      <text:p text:style-name="P1"/>
      <text:p text:style-name="P1"/>
      <text:p text:style-name="Text_20_body"/>
      <text:h text:style-name="P5" text:outline-level="1">設問ウ</text:h>
      <text:h text:style-name="P2" text:outline-level="2">良かった点</text:h>
      <text:h text:style-name="P4" text:outline-level="3">目標を達成できたので評価している</text:h>
      <text:h text:style-name="Heading_20_3" text:outline-level="3"/>
      <text:h text:style-name="P3" text:outline-level="3">悪かった点</text:h>
      <text:p text:style-name="P1">AIの誤った解答を行うことが多くなった。</text:p>
      <text:p text:style-name="P1">最新の情報が更新できていない</text:p>
      <text:h text:style-name="P3" text:outline-level="3">改善点</text:h>
      <text:p text:style-name="P1"/>
      <text:p text:style-name="P1">継続的な学習の更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058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49M18S</meta:editing-duration>
    <meta:editing-cycles>10</meta:editing-cycles>
    <meta:generator>OpenOffice/4.1.13$Win32 OpenOffice.org_project/4113m1$Build-9810</meta:generator>
    <dc:date>2024-04-08T22:16:32.34</dc:date>
    <meta:document-statistic meta:table-count="0" meta:image-count="0" meta:object-count="0" meta:page-count="3" meta:paragraph-count="26" meta:word-count="526" meta:character-count="534"/>
    <meta:user-defined meta:name="Info 1"/>
    <meta:user-defined meta:name="Info 2"/>
    <meta:user-defined meta:name="Info 3"/>
    <meta:user-defined meta:name="Info 4"/>
  </office:meta>
</office:document-meta>
</file>